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fo:color="#ffffff" loext:opacity="100%" fo:font-size="4pt" officeooo:paragraph-rsid="0027aba9" style:font-size-asian="4pt" style:font-size-complex="4pt"/>
    </style:style>
    <style:style style:name="P4" style:family="paragraph" style:parent-style-name="Imio_20_tableau_20_signataire">
      <style:text-properties fo:color="#ffffff" loext:opacity="100%" fo:font-size="4pt" officeooo:paragraph-rsid="00406ba2" style:font-size-asian="4pt" style:font-size-complex="4pt"/>
    </style:style>
    <style:style style:name="P5" style:family="paragraph" style:parent-style-name="Imio_20_tableau_20_signataire">
      <style:text-properties officeooo:paragraph-rsid="00406ba2"/>
    </style:style>
    <style:style style:name="P6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do table with signers_list=view.get_signers() ;col_nb=2</text:p><text:p text:style-name="Comment">if signers_list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col_nb+</text:span>(len(signers_list)%col_nb) and 1 or 0)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col_nb]</text:p></office:annotation><text:text-input text:description="">signer[2]</text:text-input></text:p>
            <text:p text:style-name="P1"><text:text-input text:description="">signer[1]</text:text-input></text:p>
            <text:p text:style-name="P3"><text:text-input text:description="">'{{#"ID":"Signer%d","Size":{"Height":"70","Width":"200"}#}}' % (signer[0]+1)</text:text-input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6">do cell if (i_row*col_nb)+1 &lt; len(signers_list)</text:p><text:p text:style-name="P6">with signer=signers_list[(i_row*col_nb)+1]</text:p></office:annotation><text:text-input text:description="">signer[2]</text:text-input></text:p>
            <text:p text:style-name="P2"><text:text-input text:description="">signer[1]</text:text-input></text:p>
            <text:p text:style-name="P4"><text:text-input text:description="">'{{#"ID":"Signer%d","Size":{"Height":"70","Width":"200"}#}}' % (signer[0]+1)</text:text-input></text:p>
            <text:p text:style-name="P5"/>
            <text:p text:style-name="P2"/>
            <text:p text:style-name="P2"/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12-11T11:59:10.611572852</dc:date>
    <meta:editing-duration>PT4H59M59S</meta:editing-duration>
    <meta:editing-cycles>37</meta:editing-cycles>
    <meta:document-statistic meta:table-count="1" meta:image-count="0" meta:object-count="0" meta:page-count="1" meta:paragraph-count="7" meta:word-count="35" meta:character-count="361" meta:non-whitespace-character-count="345"/>
  </office:meta>
</office:document-meta>
</file>